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form="urn:oasis:names:tc:opendocument:xmlns:form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form="urn:oasis:names:tc:opendocument:xmlns:form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Dheraj">
        <table:table-row>
          <table:table-cell office:value-type="string">
            <text:p>Date</text:p>
          </table:table-cell>
          <table:table-cell office:value-type="string">
            <text:p>Dheraj +</text:p>
          </table:table-cell>
          <table:table-cell office:value-type="string">
            <text:p>Dheraj -</text:p>
          </table:table-cell>
          <table:table-cell office:value-type="string">
            <text:p>Dheraj initial balance</text:p>
          </table:table-cell>
        </table:table-row>
      </table:table>
      <table:table table:name="Pradeep">
        <table:table-row>
          <table:table-cell office:value-type="string">
            <text:p>Date</text:p>
          </table:table-cell>
          <table:table-cell office:value-type="string">
            <text:p>Pradeep +</text:p>
          </table:table-cell>
          <table:table-cell office:value-type="string">
            <text:p>Prageep -</text:p>
          </table:table-cell>
          <table:table-cell office:value-type="string">
            <text:p>Pradeep initial balance</text:p>
          </table:table-cell>
        </table:table-row>
      </table:table>
      <table:table table:name="Sheet8">
        <table:table-row>
          <table:table-cell office:value-type="string">
            <text:p>Date</text:p>
          </table:table-cell>
          <table:table-cell office:value-type="string">
            <text:p>salru +</text:p>
          </table:table-cell>
          <table:table-cell office:value-type="string">
            <text:p>salru -</text:p>
          </table:table-cell>
          <table:table-cell office:value-type="string">
            <text:p>salru initial balance</text:p>
          </table:table-cell>
          <table:table-cell office:value-type="string">
            <text:p>from_account</text:p>
          </table:table-cell>
          <table:table-cell office:value-type="string">
            <text:p>to_account</text:p>
          </table:table-cell>
        </table:table-row>
      </table:table>
      <table:table table:name="Rajkumar">
        <table:table-row>
          <table:table-cell office:value-type="string">
            <text:p>date</text:p>
          </table:table-cell>
          <table:table-cell office:value-type="string">
            <text:p>rajkumar +</text:p>
          </table:table-cell>
          <table:table-cell office:value-type="string">
            <text:p>rajkumar - </text:p>
          </table:table-cell>
          <table:table-cell office:value-type="string">
            <text:p>rajkumar initial balance</text:p>
          </table:table-cell>
        </table:table-row>
      </table:table>
      <table:table table:name="Yasmin">
        <table:table-row>
          <table:table-cell office:value-type="string">
            <text:p>Date</text:p>
          </table:table-cell>
          <table:table-cell office:value-type="string">
            <text:p>Yasmin +</text:p>
          </table:table-cell>
          <table:table-cell office:value-type="string">
            <text:p>Yasmin -</text:p>
          </table:table-cell>
          <table:table-cell office:value-type="string">
            <text:p>Yasmin initial balance</text:p>
          </table:table-cell>
        </table:table-row>
      </table:table>
      <table:table table:name="Ravi">
        <table:table-row>
          <table:table-cell office:value-type="string">
            <text:p>date</text:p>
          </table:table-cell>
          <table:table-cell office:value-type="string">
            <text:p>ravi shop +</text:p>
          </table:table-cell>
          <table:table-cell office:value-type="string">
            <text:p>ravi shop - </text:p>
          </table:table-cell>
          <table:table-cell office:value-type="string">
            <text:p>ravi initial balance</text:p>
          </table:table-cell>
        </table:table-row>
      </table:table>
      <table:table table:name="Rajech">
        <table:table-row>
          <table:table-cell office:value-type="string">
            <text:p>Date</text:p>
          </table:table-cell>
          <table:table-cell office:value-type="string">
            <text:p>Rajesh +</text:p>
          </table:table-cell>
          <table:table-cell office:value-type="string">
            <text:p>Rajesh -</text:p>
          </table:table-cell>
          <table:table-cell office:value-type="string">
            <text:p>Rajesh initial balance</text:p>
          </table:table-cell>
        </table:table-row>
      </table:table>
      <table:table table:name="Vipin">
        <table:table-row>
          <table:table-cell office:value-type="string">
            <text:p>Date</text:p>
          </table:table-cell>
          <table:table-cell office:value-type="string">
            <text:p>Vipin +</text:p>
          </table:table-cell>
          <table:table-cell office:value-type="string">
            <text:p>Vipin -</text:p>
          </table:table-cell>
          <table:table-cell office:value-type="string">
            <text:p>Vipin initial balance</text:p>
          </table:table-cell>
        </table:table-row>
        <table:table-row>
          <table:table-cell office:value-type="string">
            <text:p>291220</text:p>
          </table:table-cell>
          <table:table-cell office:value-type="string">
            <text:p>1000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form="urn:oasis:names:tc:opendocument:xmlns:form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form="urn:oasis:names:tc:opendocument:xmlns:form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